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>
      <style:paragraph-properties fo:line-height="115%"/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 style:list-style-name="L1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3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621c1" fo:background-color="transparent" style:language-asian="zxx" style:country-asian="none" style:language-complex="zxx" style:country-complex="none"/>
    </style:style>
    <style:style style:name="P4" style:family="paragraph" style:parent-style-name="Text_20_body" style:list-style-name="L2">
      <style:paragraph-properties fo:line-height="115%"/>
      <style:text-properties fo:language="zxx" fo:country="none" officeooo:rsid="00011604" officeooo:paragraph-rsid="000621c1" style:language-asian="zxx" style:country-asian="none" style:language-complex="zxx" style:country-complex="none"/>
    </style:style>
    <style:style style:name="P5" style:family="paragraph" style:parent-style-name="Text_20_body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621c1" fo:background-color="transparent" style:language-asian="zxx" style:country-asian="none" style:language-complex="zxx" style:country-complex="none"/>
    </style:style>
    <style:style style:name="P6" style:family="paragraph" style:parent-style-name="Text_20_body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9e47f" fo:background-color="transparent" style:language-asian="zxx" style:country-asian="none" style:language-complex="zxx" style:country-complex="none"/>
    </style:style>
    <style:style style:name="P7" style:family="paragraph" style:parent-style-name="Text_20_body" style:list-style-name="L2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8" style:family="paragraph" style:parent-style-name="Standard" style:list-style-name="L2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7ee08" fo:background-color="transparent" style:language-asian="zxx" style:country-asian="none" style:language-complex="zxx" style:country-complex="none"/>
    </style:style>
    <style:style style:name="P9" style:family="paragraph" style:parent-style-name="Standard">
      <style:paragraph-properties fo:margin-left="2cm" fo:margin-right="0cm" style:line-height-at-least="0.503cm" fo:text-align="start" style:justify-single-word="false" fo:text-indent="0cm" style:auto-text-indent="false"/>
      <style:text-properties fo:color="#2a6099" loext:opacity="100%" style:font-name="Droid Sans Mono" fo:font-size="10.5pt" fo:language="zxx" fo:country="none" fo:font-weight="normal" officeooo:rsid="000621c1" fo:background-color="transparent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2cm" fo:margin-right="0cm" fo:line-height="115%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011604" fo:background-color="transparent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2cm" fo:margin-right="0cm" fo:line-height="115%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12" style:family="paragraph" style:parent-style-name="Text_20_body" style:list-style-name="L3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13" style:family="paragraph" style:parent-style-name="Text_20_body" style:list-style-name="L4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14" style:family="paragraph" style:parent-style-name="Text_20_body" style:list-style-name="L4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b627b" fo:background-color="transparent" style:language-asian="zxx" style:country-asian="none" style:language-complex="zxx" style:country-complex="none"/>
    </style:style>
    <style:style style:name="P15" style:family="paragraph" style:parent-style-name="Text_20_body" style:list-style-name="L4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d0f24" fo:background-color="transparent" style:language-asian="zxx" style:country-asian="none" style:language-complex="zxx" style:country-complex="none"/>
    </style:style>
    <style:style style:name="P16" style:family="paragraph" style:parent-style-name="Text_20_body" style:list-style-name="L4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0d5d9" fo:background-color="transparent" style:language-asian="zxx" style:country-asian="none" style:language-complex="zxx" style:country-complex="none"/>
    </style:style>
    <style:style style:name="P17" style:family="paragraph" style:parent-style-name="Text_20_body" style:list-style-name="L4">
      <style:paragraph-properties fo:line-height="115%" fo:text-align="start" style:justify-single-word="false"/>
      <style:text-properties fo:color="#2a6099" loext:opacity="100%" style:font-name="Droid Sans Mono" fo:font-size="10.5pt" fo:language="zxx" fo:country="none" fo:font-weight="normal" officeooo:rsid="000621c1" officeooo:paragraph-rsid="000eac30" fo:background-color="transparent" style:language-asian="zxx" style:country-asian="none" style:language-complex="zxx" style:country-complex="none"/>
    </style:style>
    <style:style style:name="P18" style:family="paragraph" style:parent-style-name="Text_20_body" style:list-style-name="L1">
      <style:paragraph-properties fo:line-height="115%"/>
      <style:text-properties fo:language="zxx" fo:country="none" officeooo:rsid="00023b5b" officeooo:paragraph-rsid="00023b5b" style:language-asian="zxx" style:country-asian="none" style:language-complex="zxx" style:country-complex="none"/>
    </style:style>
    <style:style style:name="P19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0d5d9" fo:background-color="transparent" style:language-asian="zxx" style:country-asian="none" style:language-complex="zxx" style:country-complex="none"/>
    </style:style>
    <style:style style:name="P20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abdf" fo:background-color="transparent" style:language-asian="zxx" style:country-asian="none" style:language-complex="zxx" style:country-complex="none"/>
    </style:style>
    <style:style style:name="P21" style:family="paragraph" style:parent-style-name="Standard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023b5b" fo:background-color="transparent" style:language-asian="zxx" style:country-asian="none" style:language-complex="zxx" style:country-complex="none"/>
    </style:style>
    <style:style style:name="P22" style:family="paragraph" style:parent-style-name="Standard">
      <style:paragraph-properties fo:margin-left="2cm" fo:margin-right="0cm" style:line-height-at-least="0.503cm" fo:text-indent="0cm" style:auto-text-indent="false"/>
      <style:text-properties fo:color="#2a6099" loext:opacity="100%" style:font-name="Droid Sans Mono" fo:font-size="10.5pt" fo:language="zxx" fo:country="none" fo:font-weight="normal" officeooo:rsid="000621c1" fo:background-color="transparent" style:language-asian="zxx" style:country-asian="none" style:language-complex="zxx" style:country-complex="none"/>
    </style:style>
    <style:style style:name="P23" style:family="paragraph" style:parent-style-name="Standard">
      <style:paragraph-properties fo:margin-left="2cm" fo:margin-right="0cm" style:line-height-at-least="0.503cm" fo:text-indent="0cm" style:auto-text-indent="false"/>
      <style:text-properties fo:color="#2a6099" loext:opacity="100%" style:font-name="Droid Sans Mono" fo:font-size="10.5pt" fo:language="zxx" fo:country="none" fo:font-weight="normal" officeooo:rsid="000621c1" officeooo:paragraph-rsid="0013abdf" fo:background-color="transparent" style:language-asian="zxx" style:country-asian="none" style:language-complex="zxx" style:country-complex="none"/>
    </style:style>
    <style:style style:name="P24" style:family="paragraph" style:parent-style-name="Text_20_body" style:list-style-name="L1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cfda" fo:background-color="transparent" style:language-asian="zxx" style:country-asian="none" style:language-complex="zxx" style:country-complex="none"/>
    </style:style>
    <style:style style:name="P25" style:family="paragraph" style:parent-style-name="Text_20_body" style:list-style-name="L5">
      <style:paragraph-properties fo:line-height="115%"/>
      <style:text-properties fo:language="zxx" fo:country="none" officeooo:rsid="00023b5b" officeooo:paragraph-rsid="00023b5b" style:language-asian="zxx" style:country-asian="none" style:language-complex="zxx" style:country-complex="none"/>
    </style:style>
    <style:style style:name="P26" style:family="paragraph" style:parent-style-name="Text_20_body" style:list-style-name="L5">
      <style:paragraph-properties fo:line-height="115%"/>
      <style:text-properties fo:color="#2a6099" loext:opacity="100%" style:font-name="Droid Sans Mono" fo:font-size="10.5pt" fo:language="zxx" fo:country="none" fo:font-weight="normal" officeooo:rsid="000621c1" officeooo:paragraph-rsid="0013cfda" fo:background-color="transparent" style:language-asian="zxx" style:country-asian="none" style:language-complex="zxx" style:country-complex="none"/>
    </style:style>
    <style:style style:name="P27" style:family="paragraph" style:parent-style-name="Text_20_body" style:list-style-name="L5">
      <style:paragraph-properties fo:line-height="115%"/>
      <style:text-properties officeooo:paragraph-rsid="001a14d4"/>
    </style:style>
    <style:style style:name="P28" style:family="paragraph" style:parent-style-name="Text_20_body" style:list-style-name="L5">
      <style:paragraph-properties fo:line-height="115%"/>
      <style:text-properties fo:color="#2a6099" loext:opacity="100%" officeooo:paragraph-rsid="001a14d4"/>
    </style:style>
    <style:style style:name="P29" style:family="paragraph" style:parent-style-name="Text_20_body" style:list-style-name="L6">
      <style:paragraph-properties fo:line-height="115%"/>
      <style:text-properties fo:language="zxx" fo:country="none" officeooo:rsid="00011604" officeooo:paragraph-rsid="00011604" style:language-asian="zxx" style:country-asian="none" style:language-complex="zxx" style:country-complex="none"/>
    </style:style>
    <style:style style:name="P30" style:family="paragraph" style:parent-style-name="Text_20_body" style:list-style-name="L5">
      <style:text-properties fo:color="#2a6099" loext:opacity="100%" style:font-name="Droid Sans Mono" fo:font-size="10.5pt" fo:language="zxx" fo:country="none" fo:font-weight="normal" officeooo:rsid="0014d3b4" officeooo:paragraph-rsid="001a14d4" fo:background-color="transparent" style:language-asian="zxx" style:country-asian="none" style:language-complex="zxx" style:country-complex="none"/>
    </style:style>
    <style:style style:name="P31" style:family="paragraph" style:parent-style-name="Text_20_body" style:list-style-name="L1">
      <style:paragraph-properties fo:line-height="115%"/>
      <style:text-properties fo:language="zxx" fo:country="none" officeooo:rsid="00023b5b" officeooo:paragraph-rsid="0003c609" style:language-asian="zxx" style:country-asian="none" style:language-complex="zxx" style:country-complex="none"/>
    </style:style>
    <style:style style:name="P32" style:family="paragraph" style:parent-style-name="Text_20_body" style:list-style-name="L7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33" style:family="paragraph" style:parent-style-name="Text_20_body" style:list-style-name="L1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34" style:family="paragraph" style:parent-style-name="Text_20_body">
      <style:paragraph-properties fo:margin-left="2cm" fo:margin-right="0cm" fo:line-height="115%" fo:text-indent="0cm" style:auto-text-indent="false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35" style:family="paragraph" style:parent-style-name="Text_20_body" style:list-style-name="L8">
      <style:paragraph-properties fo:line-height="115%"/>
      <style:text-properties fo:language="zxx" fo:country="none" officeooo:rsid="0003c609" officeooo:paragraph-rsid="0003c609" style:language-asian="zxx" style:country-asian="none" style:language-complex="zxx" style:country-complex="none"/>
    </style:style>
    <style:style style:name="P36" style:family="paragraph" style:parent-style-name="Text_20_body" style:list-style-name="L8">
      <style:paragraph-properties fo:line-height="115%"/>
      <style:text-properties fo:language="zxx" fo:country="none" officeooo:rsid="00054090" officeooo:paragraph-rsid="00054090" style:language-asian="zxx" style:country-asian="none" style:language-complex="zxx" style:country-complex="none"/>
    </style:style>
    <style:style style:name="P37" style:family="paragraph" style:parent-style-name="Text_20_body" style:list-style-name="L1">
      <style:paragraph-properties fo:line-height="115%"/>
      <style:text-properties officeooo:paragraph-rsid="001af3dc"/>
    </style:style>
    <style:style style:name="T1" style:family="text">
      <style:text-properties fo:font-style="italic"/>
    </style:style>
    <style:style style:name="T2" style:family="text">
      <style:text-properties fo:language="zxx" fo:country="none" officeooo:rsid="00023b5b" style:language-asian="zxx" style:country-asian="none" style:language-complex="zxx" style:country-complex="none"/>
    </style:style>
    <style:style style:name="T3" style:family="text">
      <style:text-properties fo:language="zxx" fo:country="none" officeooo:rsid="0003c609" style:language-asian="zxx" style:country-asian="none" style:language-complex="zxx" style:country-complex="none"/>
    </style:style>
    <style:style style:name="T4" style:family="text">
      <style:text-properties style:font-name="Droid Sans Mono" fo:font-size="10.5pt" fo:language="zxx" fo:country="none" fo:font-weight="normal" officeooo:rsid="0014d3b4" fo:background-color="transparent" loext:char-shading-value="0" style:language-asian="zxx" style:country-asian="none" style:language-complex="zxx" style:country-complex="none"/>
    </style:style>
    <style:style style:name="T5" style:family="text">
      <style:text-properties style:font-name="Droid Sans Mono" fo:font-size="10.5pt" fo:language="zxx" fo:country="none" fo:font-weight="normal" officeooo:rsid="000621c1" fo:background-color="transparent" loext:char-shading-value="0" style:language-asian="zxx" style:country-asian="none" style:language-complex="zxx" style:country-complex="none"/>
    </style:style>
    <style:style style:name="T6" style:family="text">
      <style:text-properties style:font-name="Droid Sans Mono" fo:font-size="10.5pt" fo:language="zxx" fo:country="none" fo:font-weight="normal" officeooo:rsid="00155125" fo:background-color="transparent" loext:char-shading-value="0" style:language-asian="zxx" style:country-asian="none" style:language-complex="zxx" style:country-complex="none"/>
    </style:style>
    <style:style style:name="T7" style:family="text">
      <style:text-properties style:font-name="Droid Sans Mono" fo:font-size="10.5pt" fo:language="zxx" fo:country="none" fo:font-weight="normal" officeooo:rsid="0018714c" fo:background-color="transparent" loext:char-shading-value="0" style:language-asian="zxx" style:country-asian="none" style:language-complex="zxx" style:country-complex="none"/>
    </style:style>
    <style:style style:name="T8" style:family="text">
      <style:text-properties style:font-name="Droid Sans Mono" fo:font-size="10.5pt" fo:language="zxx" fo:country="none" fo:font-weight="normal" officeooo:rsid="00173df4" fo:background-color="transparent" loext:char-shading-value="0" style:language-asian="zxx" style:country-asian="none" style:language-complex="zxx" style:country-complex="none"/>
    </style:style>
    <style:style style:name="T9" style:family="text">
      <style:text-properties officeooo:rsid="0003c609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2a6099" loext:opacity="100%" style:font-name="Droid Sans Mono" fo:font-size="10.5pt" fo:language="zxx" fo:country="none" fo:font-weight="normal" officeooo:rsid="0014d3b4" fo:background-color="transparent" loext:char-shading-value="0" style:language-asian="zxx" style:country-asian="none" style:language-complex="zxx" style:country-complex="non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Database access using Django. Questions.</text:h>
      <text:list xml:id="list3014856717" text:style-name="L1">
        <text:list-item>
          <text:p text:style-name="P2">Indicate an example of database where it is better to use a relational database better than a NoSQL database and explain why.</text:p>
          <text:p text:style-name="P3">En una base de datos de un banco es esencial. La estructura de los datos en tablas, asi como la integridad y la facilidad de acceder a eses datos a través de consultas.</text:p>
        </text:list-item>
        <text:list-item>
          <text:p text:style-name="P2">If we have the following tables in a relational database:</text:p>
          <text:p text:style-name="P2">student: idStudent, idAddress (foreign key to table address), name, age.</text:p>
          <text:p text:style-name="P2">address: idAddress, street, number, postalCode, idProvince (foreign key to table province)</text:p>
          <text:p text:style-name="P2">province: idProvince, description.</text:p>
        </text:list-item>
      </text:list>
      <text:list text:style-name="L2">
        <text:list-item>
          <text:list>
            <text:list-item>
              <text:p text:style-name="P4">Indicate the equivalence in an Object Oriented Model.</text:p>
              <text:list>
                <text:list-item>
                  <text:p text:style-name="P5">Class Studen: </text:p>
                  <text:list>
                    <text:list-item>
                      <text:p text:style-name="P6">Properties: id, idAddress (class Address), name, age.</text:p>
                    </text:list-item>
                  </text:list>
                </text:list-item>
                <text:list-item>
                  <text:p text:style-name="P5">Class Adress: </text:p>
                  <text:list>
                    <text:list-item>
                      <text:p text:style-name="P5">Properties: id, street, number, postalCode, idProvince (class Province).</text:p>
                    </text:list-item>
                  </text:list>
                </text:list-item>
                <text:list-item>
                  <text:p text:style-name="P5">Class Provinde:</text:p>
                  <text:list>
                    <text:list-item>
                      <text:p text:style-name="P5">Properties: id, description.</text:p>
                    </text:list-item>
                  </text:list>
                </text:list-item>
              </text:list>
            </text:list-item>
            <text:list-item>
              <text:p text:style-name="P7">Indicate the equivalence in a documental database that uses JSON files.</text:p>
              <text:list>
                <text:list-item>
                  <text:p text:style-name="P8">[</text:p>
                </text:list-item>
              </text:list>
            </text:list-item>
          </text:list>
        </text:list-item>
      </text:list>
      <text:p text:style-name="P9">{</text:p>
      <text:p text:style-name="P9"><text:tab/>"name": "",</text:p>
      <text:p text:style-name="P9"><text:tab/>"age": 79,</text:p>
      <text:p text:style-name="P9"><text:tab/>"address": {</text:p>
      <text:p text:style-name="P9"><text:tab/><text:tab/>"street": "",</text:p>
      <text:p text:style-name="P9"><text:tab/><text:tab/>"number": 34,</text:p>
      <text:p text:style-name="P9"><text:tab/><text:tab/>"postalCode": "15895",</text:p>
      <text:p text:style-name="P9"><text:tab/><text:tab/>"province": {</text:p>
      <text:p text:style-name="P9"><text:tab/><text:tab/><text:tab/>"id": 15,</text:p>
      <text:p text:style-name="P9"><text:tab/><text:tab/><text:tab/>"description": "A Coruñaa"</text:p>
      <text:p text:style-name="P9"><text:tab/><text:tab/>}</text:p>
      <text:p text:style-name="P9"><text:tab/>}</text:p>
      <text:p text:style-name="P9">},</text:p>
      <text:p text:style-name="P9">{</text:p>
      <text:p text:style-name="P9"><text:tab/>"name": "",</text:p>
      <text:p text:style-name="P9"><text:tab/>"age": 79,</text:p>
      <text:p text:style-name="P9"><text:tab/>"address": {</text:p>
      <text:p text:style-name="P9"><text:tab/><text:tab/>"street": "",</text:p>
      <text:p text:style-name="P9"><text:tab/><text:tab/>"number": 34,</text:p>
      <text:p text:style-name="P9"><text:tab/><text:tab/>"postalCode": "15895",</text:p>
      <text:p text:style-name="P9"><text:tab/><text:tab/>"province": {</text:p>
      <text:p text:style-name="P9"><text:tab/><text:tab/><text:tab/>"id": 15,</text:p>
      <text:p text:style-name="P9"><text:soft-page-break/><text:tab/><text:tab/><text:tab/>"description": "A Coruñaa"</text:p>
      <text:p text:style-name="P9"><text:tab/><text:tab/>}</text:p>
      <text:p text:style-name="P9"><text:tab/>}</text:p>
      <text:p text:style-name="P9">}</text:p>
      <text:p text:style-name="P9">]</text:p>
      <text:list text:continue-numbering="true" text:style-name="L2">
        <text:list-item>
          <text:list>
            <text:list-item>
              <text:p text:style-name="P7">Indicate the equivalence using a xml file.</text:p>
            </text:list-item>
          </text:list>
        </text:list-item>
      </text:list>
      <text:p text:style-name="P10">&lt;people&gt;</text:p>
      <text:p text:style-name="P10"><text:s text:c="2"/>&lt;person&gt;</text:p>
      <text:p text:style-name="P10"><text:s text:c="4"/>&lt;name&gt;John Doe&lt;/name&gt;</text:p>
      <text:p text:style-name="P10"><text:s text:c="4"/>&lt;age&gt;79&lt;/age&gt;</text:p>
      <text:p text:style-name="P10"><text:s text:c="4"/>&lt;address&gt;</text:p>
      <text:p text:style-name="P10"><text:s text:c="6"/>&lt;street&gt;Main Street&lt;/street&gt;</text:p>
      <text:p text:style-name="P10"><text:s text:c="6"/>&lt;number&gt;34&lt;/number&gt;</text:p>
      <text:p text:style-name="P10"><text:s text:c="6"/>&lt;postalCode&gt;15895&lt;/postalCode&gt;</text:p>
      <text:p text:style-name="P10"><text:s text:c="6"/>&lt;province&gt;</text:p>
      <text:p text:style-name="P10"><text:s text:c="8"/>&lt;id&gt;15&lt;/id&gt;</text:p>
      <text:p text:style-name="P10"><text:s text:c="8"/>&lt;description&gt;A Coruña&lt;/description&gt;</text:p>
      <text:p text:style-name="P10"><text:s text:c="6"/>&lt;/province&gt;</text:p>
      <text:p text:style-name="P10"><text:s text:c="4"/>&lt;/address&gt;</text:p>
      <text:p text:style-name="P10"><text:s text:c="2"/>&lt;/person&gt;</text:p>
      <text:p text:style-name="P10"><text:s text:c="2"/>&lt;person&gt;</text:p>
      <text:p text:style-name="P10"><text:s text:c="4"/>&lt;name&gt;Jane Smith&lt;/name&gt;</text:p>
      <text:p text:style-name="P10"><text:s text:c="4"/>&lt;age&gt;79&lt;/age&gt;</text:p>
      <text:p text:style-name="P10"><text:s text:c="4"/>&lt;address&gt;</text:p>
      <text:p text:style-name="P11"><text:s text:c="6"/>&lt;street&gt;Second Avenu <text:s/>&lt;person&gt;</text:p>
      <text:p text:style-name="P10"><text:s text:c="4"/>&lt;name&gt;John Doe&lt;/name&gt;</text:p>
      <text:p text:style-name="P10"><text:s text:c="4"/>&lt;age&gt;79&lt;/age&gt;</text:p>
      <text:p text:style-name="P10"><text:s text:c="4"/>&lt;address&gt;</text:p>
      <text:p text:style-name="P10"><text:s text:c="6"/>&lt;street&gt;Main Street&lt;/street&gt;</text:p>
      <text:p text:style-name="P10"><text:s text:c="6"/>&lt;number&gt;34&lt;/number&gt;</text:p>
      <text:p text:style-name="P10"><text:s text:c="6"/>&lt;postalCode&gt;15895&lt;/postalCode&gt;</text:p>
      <text:p text:style-name="P10"><text:s text:c="6"/>&lt;province&gt;</text:p>
      <text:p text:style-name="P10"><text:s text:c="8"/>&lt;id&gt;15&lt;/id&gt;</text:p>
      <text:p text:style-name="P10"><text:s text:c="8"/>&lt;description&gt;A Coruña&lt;/description&gt;</text:p>
      <text:p text:style-name="P10"><text:s text:c="6"/>&lt;/province&gt;</text:p>
      <text:p text:style-name="P10"><text:s text:c="4"/>&lt;/address&gt;</text:p>
      <text:p text:style-name="P10"><text:s text:c="2"/>&lt;/person&gt;</text:p>
      <text:p text:style-name="P10"><text:soft-page-break/><text:s text:c="2"/>&lt;person&gt;</text:p>
      <text:p text:style-name="P10"><text:s text:c="4"/>&lt;name&gt;Jane Smith&lt;/name&gt;</text:p>
      <text:p text:style-name="P10"><text:s text:c="4"/>&lt;age&gt;79&lt;/age&gt;</text:p>
      <text:p text:style-name="P10"><text:s text:c="4"/>&lt;address&gt;</text:p>
      <text:p text:style-name="P11"><text:s text:c="6"/>&lt;street&gt;Second Avenue&lt;/street&gt;</text:p>
      <text:p text:style-name="P10"><text:s text:c="6"/>&lt;number&gt;34&lt;/number&gt;</text:p>
      <text:p text:style-name="P10"><text:s text:c="6"/>&lt;postalCode&gt;15895&lt;/postalCode&gt;</text:p>
      <text:p text:style-name="P10"><text:s text:c="6"/>&lt;province&gt;</text:p>
      <text:p text:style-name="P10"><text:s text:c="8"/>&lt;id&gt;15&lt;/id&gt;</text:p>
      <text:p text:style-name="P10"><text:s text:c="8"/>&lt;description&gt;A Coruña&lt;/description&gt;</text:p>
      <text:p text:style-name="P10"><text:s text:c="6"/>&lt;/province&gt;</text:p>
      <text:p text:style-name="P10"><text:s text:c="4"/>&lt;/address&gt;</text:p>
      <text:p text:style-name="P10"><text:s text:c="2"/>&lt;/person&gt;</text:p>
      <text:p text:style-name="P10">&lt;/people&gt;</text:p>
      <text:list xml:id="list175850553548465" text:continue-list="list3014856717" text:style-name="L1">
        <text:list-item>
          <text:p text:style-name="P2">Indicate three advantages of using a database better than a file to store information.</text:p>
        </text:list-item>
      </text:list>
      <text:list text:style-name="L3">
        <text:list-item>
          <text:list>
            <text:list-item>
              <text:p text:style-name="P12">Mas facil de acceder a los datos y de guardarlos.</text:p>
            </text:list-item>
            <text:list-item>
              <text:p text:style-name="P12">Cada dato tiene un tipo correspondiente.</text:p>
            </text:list-item>
            <text:list-item>
              <text:p text:style-name="P12">Evitar duplicados.</text:p>
            </text:list-item>
          </text:list>
        </text:list-item>
      </text:list>
      <text:list xml:id="list175851416896891" text:continue-list="list175850553548465" text:style-name="L1">
        <text:list-item>
          <text:p text:style-name="P2">Indicate the SQL code to perform the following actions:</text:p>
        </text:list-item>
      </text:list>
      <text:list text:style-name="L4">
        <text:list-item>
          <text:list>
            <text:list-item>
              <text:p text:style-name="P13">Create a table with name student and fields: idStudent (integer, PK), name (string), age (number)</text:p>
              <text:list>
                <text:list-item>
                  <text:p text:style-name="P14">CREATE TABLE Student(</text:p>
                  <text:list>
                    <text:list-header>
                      <text:p text:style-name="P14">idStudent int primary key,</text:p>
                      <text:p text:style-name="P14">name varchar(50),</text:p>
                      <text:p text:style-name="P14">age int</text:p>
                    </text:list-header>
                  </text:list>
                  <text:p text:style-name="P14">);</text:p>
                </text:list-item>
              </text:list>
            </text:list-item>
            <text:list-item>
              <text:p text:style-name="P13">Add two rows of data in the previous table.</text:p>
              <text:list>
                <text:list-item>
                  <text:p text:style-name="P15">INSERT INTO Student VALUES</text:p>
                  <text:p text:style-name="P15">(1, "Jose", 79),</text:p>
                  <text:p text:style-name="P15">(2, "Juan", 48);</text:p>
                </text:list-item>
              </text:list>
            </text:list-item>
            <text:list-item>
              <text:p text:style-name="P13">Modify the second row of data that you added.</text:p>
              <text:list>
                <text:list-item>
                  <text:p text:style-name="P16">UPDATE Student </text:p>
                  <text:p text:style-name="P16">SET name = "Juancho", age = 50 </text:p>
                  <text:p text:style-name="P16">WHERE idStudent = 2;</text:p>
                </text:list-item>
              </text:list>
            </text:list-item>
            <text:list-item>
              <text:p text:style-name="P13">Delete the first row of data in that table.</text:p>
              <text:list>
                <text:list-item>
                  <text:p text:style-name="P17"><text:soft-page-break/>DELETE FROM Student WHERE idStudent = 1;</text:p>
                </text:list-item>
              </text:list>
            </text:list-item>
          </text:list>
        </text:list-item>
      </text:list>
      <text:list text:continue-list="list175851416896891" text:style-name="L1">
        <text:list-item>
          <text:p text:style-name="P18">What is a Django Model?</text:p>
          <text:p text:style-name="P19">Es una tabla de Django que representa una tabla en Sql y que el mismo transforma a este lenguaje para la base de datos.</text:p>
        </text:list-item>
        <text:list-item>
          <text:p text:style-name="P18">What does “object-relational mapping” mean?</text:p>
          <text:p text:style-name="P20">Es una tecnica de programacion que permite modificar una tabla de la base de datos usando un lenguaje de programacion con objetos.</text:p>
        </text:list-item>
        <text:list-item>
          <text:p text:style-name="P18">Define the Django model that is equivalent to the table in the exercise 4. Indicate which actions must be performed so that this model is mapped to a relational database.</text:p>
          <text:p text:style-name="P21">class Student(models.Model):</text:p>
        </text:list-item>
      </text:list>
      <text:p text:style-name="P22">id = models.IntegerField(<text:span text:style-name="T1">primary_key</text:span>=True)</text:p>
      <text:p text:style-name="P23">name = models.CharField(<text:span text:style-name="T1">max_length</text:span>=50)</text:p>
      <text:p text:style-name="P23"><text:span text:style-name="T1">age</text:span> = models.IntegerField()</text:p>
      <text:p text:style-name="P23"/>
      <text:list xml:id="list175852089464921" text:continue-numbering="true" text:style-name="L1">
        <text:list-item>
          <text:p text:style-name="P18">What is the purpose of the field validators that we can specify in the Django models?</text:p>
          <text:p text:style-name="P20">Nos asegura que un atributo cumpla con una un una condicion específica.</text:p>
        </text:list-item>
        <text:list-item>
          <text:p text:style-name="P18">If I have a student with name “Luisa” in the database. Write the Django code that we must execute in order to modify it.</text:p>
          <text:p text:style-name="P24">Student.objects.filter(name="Luisa").name = "Manola"</text:p>
        </text:list-item>
        <text:list-item>
          <text:p text:style-name="P18">Write the code of the filters that are equivalent to the following SQL sentences:</text:p>
        </text:list-item>
      </text:list>
      <text:list xml:id="list3815630005" text:style-name="L5">
        <text:list-item>
          <text:list>
            <text:list-item>
              <text:p text:style-name="P25">select * from student where age between 20 and 70;</text:p>
              <text:list>
                <text:list-item>
                  <text:p text:style-name="P26">Student.objects.filter(age__gt = 20 , age__lt = 70)</text:p>
                </text:list-item>
              </text:list>
            </text:list-item>
            <text:list-item>
              <text:p text:style-name="P25">select * from student where name like ‘%Gomez%’ and (register = 1 or previousRegister = 1);</text:p>
              <text:list>
                <text:list-item>
                  <text:p text:style-name="P26">Student.objects.filter(age__gt = 20 , age__lt = 70)</text:p>
                </text:list-item>
              </text:list>
            </text:list-item>
            <text:list-item>
              <text:p text:style-name="P27"><text:span text:style-name="T2">select * from customer where age &gt;= 18 </text:span><text:span text:style-name="T3">or</text:span><text:span text:style-name="T2"> city = ‘B%’</text:span><text:span text:style-name="T3">;</text:span></text:p>
              <text:list>
                <text:list-item>
                  <text:p text:style-name="P28"><text:span text:style-name="T4">Customer</text:span><text:span text:style-name="T5">.objects.filter(</text:span><text:span text:style-name="T6">Q(</text:span><text:span text:style-name="T5">age__</text:span><text:span text:style-name="T4">gte</text:span><text:span text:style-name="T5">=</text:span><text:span text:style-name="T4">18</text:span><text:span text:style-name="T6">)</text:span><text:span text:style-name="T5"> </text:span><text:span text:style-name="T4">|</text:span><text:span text:style-name="T5"> </text:span><text:span text:style-name="T7">Q</text:span><text:span text:style-name="T6">(</text:span><text:span text:style-name="T5">city__startswith=</text:span><text:span text:style-name="T8">'B'</text:span><text:span text:style-name="T5">)</text:span><text:span text:style-name="T6">)</text:span></text:p>
                </text:list-item>
              </text:list>
            </text:list-item>
          </text:list>
        </text:list-item>
      </text:list>
      <text:list xml:id="list175851923050715" text:continue-list="list175852089464921" text:style-name="L1">
        <text:list-item>
          <text:p text:style-name="P2">Describe with your own words the following concepts:</text:p>
        </text:list-item>
      </text:list>
      <text:list xml:id="list4011983349" text:style-name="L6">
        <text:list-item>
          <text:list>
            <text:list-item>
              <text:p text:style-name="P29">Persistent Data.</text:p>
            </text:list-item>
          </text:list>
        </text:list-item>
      </text:list>
      <text:list xml:id="list175852528146240" text:continue-list="list3815630005" text:style-name="L5">
        <text:list-item>
          <text:list>
            <text:list-item>
              <text:list>
                <text:list-item>
                  <text:p text:style-name="P30">Son datos permanentes que siempre van a estar presentes durante la vida de la base de datos</text:p>
                </text:list-item>
              </text:list>
            </text:list-item>
          </text:list>
        </text:list-item>
      </text:list>
      <text:list xml:id="list175852573614612" text:continue-list="list4011983349" text:style-name="L6">
        <text:list-item>
          <text:list>
            <text:list-item>
              <text:p text:style-name="P29">Temporary Data.</text:p>
            </text:list-item>
          </text:list>
        </text:list-item>
      </text:list>
      <text:list xml:id="list175852095288172" text:continue-list="list175852528146240" text:style-name="L5">
        <text:list-item>
          <text:list>
            <text:list-item>
              <text:list>
                <text:list-item>
                  <text:p text:style-name="P30">Son datos o ficheros que se crean temporalmente para realizar operaciones las cuales se necesitan mientras dure la operacion.</text:p>
                </text:list-item>
              </text:list>
            </text:list-item>
          </text:list>
        </text:list-item>
      </text:list>
      <text:list text:continue-list="list175852573614612" text:style-name="L6">
        <text:list-item>
          <text:list>
            <text:list-item>
              <text:p text:style-name="P29">Semi-Persistent Data.</text:p>
            </text:list-item>
          </text:list>
        </text:list-item>
      </text:list>
      <text:list xml:id="list175851520049842" text:continue-list="list175852095288172" text:style-name="L5">
        <text:list-item>
          <text:list>
            <text:list-item>
              <text:list>
                <text:list-item>
                  <text:p text:style-name="P30">Son datos que se crean pero que pueden llegar a ser destruidos en algun momento.</text:p>
                </text:list-item>
              </text:list>
            </text:list-item>
          </text:list>
        </text:list-item>
      </text:list>
      <text:list xml:id="list175852555293966" text:continue-list="list175851923050715" text:style-name="L1">
        <text:list-item>
          <text:p text:style-name="P31"><text:soft-page-break/>Write the <text:span text:style-name="T9">django </text:span>code <text:span text:style-name="T9">to perform the following tasks:</text:span></text:p>
        </text:list-item>
      </text:list>
      <text:list xml:id="list335182759" text:style-name="L7">
        <text:list-item>
          <text:list>
            <text:list-item>
              <text:p text:style-name="P32">Get all registers from the table ‘student’. Show only the 4 first registers.</text:p>
            </text:list-item>
          </text:list>
        </text:list-item>
      </text:list>
      <text:list xml:id="list175851217565964" text:continue-list="list175851520049842" text:style-name="L5">
        <text:list-item>
          <text:list>
            <text:list-item>
              <text:list>
                <text:list-item>
                  <text:p text:style-name="P30">Student.objects.all()[:4] </text:p>
                </text:list-item>
              </text:list>
            </text:list-item>
          </text:list>
        </text:list-item>
      </text:list>
      <text:list text:continue-list="list335182759" text:style-name="L7">
        <text:list-item>
          <text:list>
            <text:list-item>
              <text:p text:style-name="P32">Get from the previous table the register with id=3.</text:p>
            </text:list-item>
          </text:list>
        </text:list-item>
      </text:list>
      <text:list xml:id="list175850675395445" text:continue-list="list175851217565964" text:style-name="L5">
        <text:list-item>
          <text:list>
            <text:list-item>
              <text:list>
                <text:list-item>
                  <text:p text:style-name="P30">Student.objects.filter(id = 3)</text:p>
                </text:list-item>
              </text:list>
            </text:list-item>
          </text:list>
        </text:list-item>
      </text:list>
      <text:list xml:id="list175852345058714" text:continue-list="list175852555293966" text:style-name="L1">
        <text:list-item>
          <text:p text:style-name="P33">We can choose between two ways to operate on the database:</text:p>
          <text:p text:style-name="P33">Case 1:</text:p>
          <text:list>
            <text:list-header>
              <text:p text:style-name="P33">bestsellers = Book.objects.filter(is_bestselling=True)</text:p>
              <text:p text:style-name="P33">amazing_bestsellers = bestsellers.filter(rating__gt=4)</text:p>
              <text:p text:style-name="P33">print (bestsellers)</text:p>
              <text:p text:style-name="P33">print (amazing_bestsellers)</text:p>
            </text:list-header>
          </text:list>
          <text:p text:style-name="P33">Case 2:</text:p>
        </text:list-item>
      </text:list>
      <text:p text:style-name="P34">print (Book.objects.filter(is_bestselling=True))</text:p>
      <text:p text:style-name="P34">print (Book.objects.filter(is_bestselling=True, rating__gt=4))</text:p>
      <text:p text:style-name="P34"/>
      <text:list xml:id="list2374207484" text:style-name="L8">
        <text:list-item>
          <text:list>
            <text:list-item>
              <text:p text:style-name="P35">How many times does Django access the database in “Case 1”? And how many times in “Case 2”? </text:p>
            </text:list-item>
          </text:list>
        </text:list-item>
      </text:list>
      <text:list xml:id="list175851182584204" text:continue-list="list175850675395445" text:style-name="L5">
        <text:list-item>
          <text:list>
            <text:list-item>
              <text:list>
                <text:list-item>
                  <text:p text:style-name="P30">In <text:span text:style-name="T10">"Case 1"</text:span> se accede 1 vez solamente ya que se cargan todos los datos de la tabla en la variable <text:span text:style-name="T10">"bestsellers"</text:span>, en cambio en el <text:span text:style-name="T10">"Case 2"</text:span> se accede dos veces porque llama a la tabla <text:span text:style-name="T10">Book</text:span> dos veces.</text:p>
                </text:list-item>
              </text:list>
            </text:list-item>
          </text:list>
        </text:list-item>
      </text:list>
      <text:list xml:id="list175850686555666" text:continue-list="list2374207484" text:style-name="L8">
        <text:list-item>
          <text:list>
            <text:list-item>
              <text:p text:style-name="P36">Indicate the instruction in case 1 when the program access the database.</text:p>
            </text:list-item>
          </text:list>
        </text:list-item>
      </text:list>
      <text:list xml:id="list175852222415982" text:continue-list="list175851182584204" text:style-name="L5">
        <text:list-item>
          <text:list>
            <text:list-item>
              <text:list>
                <text:list-item>
                  <text:p text:style-name="P30">bestsellers</text:p>
                </text:list-item>
              </text:list>
            </text:list-item>
          </text:list>
        </text:list-item>
      </text:list>
      <text:list text:continue-list="list175850686555666" text:style-name="L8">
        <text:list-item>
          <text:list>
            <text:list-item>
              <text:p text:style-name="P35">Which case gives a better performance?</text:p>
            </text:list-item>
          </text:list>
        </text:list-item>
      </text:list>
      <text:list text:continue-list="list175852222415982" text:style-name="L5">
        <text:list-item>
          <text:list>
            <text:list-item>
              <text:list>
                <text:list-item>
                  <text:p text:style-name="P30">The Case 1</text:p>
                </text:list-item>
              </text:list>
            </text:list-item>
          </text:list>
        </text:list-item>
      </text:list>
      <text:list text:continue-list="list175852345058714" text:style-name="L1">
        <text:list-item>
          <text:p text:style-name="P37"><text:span text:style-name="T3">Explain with your own words what is the “Cache” and what is its purpose.</text:span></text:p>
          <text:p text:style-name="P37"><text:span text:style-name="T11">Es donde se almacenan de forma temporal y rápida para guardar datos que <text:s/>se utilizan con frecuencia. Su intencion es mejorar el rendimiento para acceder a esos dat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1-10T17:58:50.359000000</dc:date>
    <meta:editing-duration>PT1H43M40S</meta:editing-duration>
    <meta:editing-cycles>23</meta:editing-cycles>
    <meta:generator>LibreOffice/24.8.3.2$Windows_X86_64 LibreOffice_project/48a6bac9e7e268aeb4c3483fcf825c94556d9f92</meta:generator>
    <meta:document-statistic meta:table-count="0" meta:image-count="0" meta:object-count="0" meta:page-count="5" meta:paragraph-count="159" meta:word-count="912" meta:character-count="6029" meta:non-whitespace-character-count="5077"/>
  </office:meta>
</office:document-meta>
</file>